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47.99055118110236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409448818898pt" style:use-optimal-column-width="true"/>
    </style:style>
    <style:style style:name="ACOL-10" style:family="table-column">
      <style:table-column-properties style:column-width="65.25354330708662pt" style:use-optimal-column-width="true"/>
    </style:style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104.2pt" style:use-optimal-column-width="false"/>
    </style:style>
    <style:style style:name="ACOL-13" style:family="table-column">
      <style:table-column-properties style:column-width="78pt" style:use-optimal-column-width="false"/>
    </style:style>
    <style:style style:name="ACOL-1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5"/>
        <table:table-column table:default-cell-style-name="ACE-0" table:style-name="ACOL-10"/>
        <table:table-column table:default-cell-style-name="ACE-0" table:style-name="ACOL-7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Gnumeric-default" office:value-type="string">
            <text:p>water_depth</text:p>
          </table:table-cell>
          <table:table-cell table:style-name="ACE-0" office:value-type="string">
            <text:p>min_depth</text:p>
          </table:table-cell>
          <table:table-cell table:style-name="ACE-0" office:value-type="string">
            <text:p>max_depth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17315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2150">
            <text:p>4215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Japeuthr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2];[.T2])" office:value-type="float" office:value="-116">
            <text:p>−116</text:p>
          </table:table-cell>
          <table:table-cell table:style-name="ACE-0" table:formula="of:=[.S2]-AVERAGE([.S2];[.T2])" office:value-type="float" office:value="6">
            <text:p>6</text:p>
          </table:table-cell>
          <table:table-cell table:style-name="ACE-0" table:formula="of:=[.S2]-AVERAGE([.S2];[.T2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Gnumeric-default" office:value-type="float" office:value="-124.40000000000001">
            <text:p>−124.4</text:p>
          </table:table-cell>
          <table:table-cell table:style-name="ACE-0" office:value-type="float" office:value="-110">
            <text:p>−110</text:p>
          </table:table-cell>
          <table:table-cell table:style-name="ACE-0" office:value-type="float" office:value="-122">
            <text:p>−12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3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1490">
            <text:p>21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3];[.T3])" office:value-type="float" office:value="-96">
            <text:p>−96</text:p>
          </table:table-cell>
          <table:table-cell table:style-name="ACE-0" table:formula="of:=[.S3]-AVERAGE([.S3];[.T3])" office:value-type="float" office:value="6">
            <text:p>6</text:p>
          </table:table-cell>
          <table:table-cell table:style-name="ACE-0" table:formula="of:=[.S3]-AVERAGE([.S3];[.T3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Gnumeric-default" office:value-type="float" office:value="-112.7">
            <text:p>−112.7</text:p>
          </table:table-cell>
          <table:table-cell table:style-name="ACE-0" office:value-type="float" office:value="-90">
            <text:p>−90</text:p>
          </table:table-cell>
          <table:table-cell table:style-name="ACE-0" office:value-type="float" office:value="-102">
            <text:p>−10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6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0100">
            <text:p>401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Arca boucard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4];[.T4])" office:value-type="float" office:value="-81">
            <text:p>−81</text:p>
          </table:table-cell>
          <table:table-cell table:style-name="ACE-0" table:formula="of:=[.S4]-AVERAGE([.S4];[.T4])" office:value-type="float" office:value="6">
            <text:p>6</text:p>
          </table:table-cell>
          <table:table-cell table:style-name="ACE-0" table:formula="of:=[.S4]-AVERAGE([.S4];[.T4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Gnumeric-default" office:value-type="float" office:value="-89.599999999999994">
            <text:p>−89.6</text:p>
          </table:table-cell>
          <table:table-cell table:style-name="ACE-0" office:value-type="float" office:value="-75">
            <text:p>−75</text:p>
          </table:table-cell>
          <table:table-cell table:style-name="ACE-0" office:value-type="float" office:value="-87">
            <text:p>−87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681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3300">
            <text:p>23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.8">
            <text:p>−10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07.8">
            <text:p>−107.8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18539-1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6800">
            <text:p>26800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2.099999999999994">
            <text:p>−72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72.099999999999994">
            <text:p>−72.1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680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5660">
            <text:p>25660</text:p>
          </table:table-cell>
          <table:table-cell table:style-name="ACE-0" office:value-type="float" office:value="810">
            <text:p>81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40000000000001">
            <text:p>−10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02.40000000000001">
            <text:p>−102.4</text:p>
          </table:table-cell>
          <table:table-cell table:number-columns-repeated="238" table:style-name="ACE-0"/>
        </table:table-row>
        <table:table-row table:style-name="AROW-1" table:number-rows-repeated="4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28">
          <table:table-cell table:number-columns-repeated="5" table:style-name="ACE-0"/>
          <table:table-cell table:style-name="ACE-2"/>
          <table:table-cell table:number-columns-repeated="250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6">
          <gnm:selection gnm:start-col="15" gnm:start-row="6" gnm:end-col="1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20T03:10:2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